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ategory-1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formula="of:=LOWER([.A40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4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5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5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5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5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5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5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6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6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6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6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6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6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67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1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4:21.248414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44:59.733331863</dc:date>
    <meta:editing-duration>P3DT10H2M9S</meta:editing-duration>
    <meta:editing-cycles>335</meta:editing-cycles>
    <meta:generator>LibreOffice/6.0.7.3$Linux_X86_64 LibreOffice_project/00m0$Build-3</meta:generator>
    <meta:document-statistic meta:table-count="1" meta:cell-count="1348" meta:object-count="0"/>
  </office:meta>
</office:document-meta>
</file>